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MT1" svg:font-family="ArialMT, sans-serif"/>
    <style:font-face style:name="Mangal1" svg:font-family="Mangal"/>
    <style:font-face style:name="Courier New" svg:font-family="'Courier New'" style:font-family-generic="modern"/>
    <style:font-face style:name="Arial-BoldMT" svg:font-family="Arial-BoldMT" style:font-family-generic="swiss"/>
    <style:font-face style:name="ArialMT" svg:font-family="ArialM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66cm" fo:margin-left="-0.191cm" table:align="left" style:writing-mode="lr-tb"/>
    </style:style>
    <style:style style:name="Tabelle1.A" style:family="table-column">
      <style:table-column-properties style:column-width="16.066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none" style:writing-mode="lr-tb"/>
    </style:style>
    <style:style style:name="Tabelle2" style:family="table">
      <style:table-properties style:width="16.265cm" fo:margin-left="-0.199cm" table:align="left" style:writing-mode="lr-tb"/>
    </style:style>
    <style:style style:name="Tabelle2.A" style:family="table-column">
      <style:table-column-properties style:column-width="8.123cm"/>
    </style:style>
    <style:style style:name="Tabelle2.B" style:family="table-column">
      <style:table-column-properties style:column-width="8.142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1"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6.267cm" fo:margin-left="-0.199cm" table:align="left" style:writing-mode="lr-tb"/>
    </style:style>
    <style:style style:name="Tabelle3.A" style:family="table-column">
      <style:table-column-properties style:column-width="8.124cm"/>
    </style:style>
    <style:style style:name="Tabelle3.B" style:family="table-column">
      <style:table-column-properties style:column-width="8.142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left="0.5pt solid #ff0000" fo:border-right="none" fo:border-top="0.5pt solid #ff0000" fo:border-bottom="0.5pt solid #ff0000" style:writing-mode="lr-tb"/>
    </style:style>
    <style:style style:name="Tabelle3.B1" style:family="table-cell">
      <style:table-cell-properties style:vertical-align="top" fo:padding-left="0.191cm" fo:padding-right="0.191cm" fo:padding-top="0cm" fo:padding-bottom="0cm" fo:border="0.5pt solid #ff0000" style:writing-mode="lr-tb"/>
    </style:style>
    <style:style style:name="Tabelle4" style:family="table">
      <style:table-properties style:width="16.267cm" fo:margin-left="-0.199cm" table:align="left" style:writing-mode="lr-tb"/>
    </style:style>
    <style:style style:name="Tabelle4.A" style:family="table-column">
      <style:table-column-properties style:column-width="8.124cm"/>
    </style:style>
    <style:style style:name="Tabelle4.B" style:family="table-column">
      <style:table-column-properties style:column-width="8.142cm"/>
    </style:style>
    <style:style style:name="Tabelle4.1" style:family="table-row">
      <style:table-row-properties fo:keep-together="auto"/>
    </style:style>
    <style:style style:name="Tabelle4.A1" style:family="table-cell">
      <style:table-cell-properties style:vertical-align="top" fo:padding-left="0.191cm" fo:padding-right="0.191cm" fo:padding-top="0cm" fo:padding-bottom="0cm" fo:border-left="0.5pt solid #ff0000" fo:border-right="none" fo:border-top="0.5pt solid #ff0000" fo:border-bottom="0.5pt solid #ff0000" style:writing-mode="lr-tb"/>
    </style:style>
    <style:style style:name="Tabelle4.B1" style:family="table-cell">
      <style:table-cell-properties style:vertical-align="top" fo:padding-left="0.191cm" fo:padding-right="0.191cm" fo:padding-top="0cm" fo:padding-bottom="0cm" fo:border="0.5pt solid #ff0000" style:writing-mode="lr-tb"/>
    </style:style>
    <style:style style:name="P1" style:family="paragraph" style:parent-style-name="Textkörper_20_3">
      <style:text-properties officeooo:rsid="00105a7f" officeooo:paragraph-rsid="00105a7f"/>
    </style:style>
    <style:style style:name="P2" style:family="paragraph" style:parent-style-name="Textkörper_20_3">
      <style:text-properties officeooo:paragraph-rsid="0011bd6e"/>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name-complex="Arial" style:font-size-complex="11pt" style:font-weight-complex="bold"/>
    </style:style>
    <style:style style:name="P5" style:family="paragraph" style:parent-style-name="Standard">
      <style:text-properties fo:language="en" fo:country="GB" fo:font-weight="bold" style:font-weight-asian="bold" style:font-weight-complex="bold"/>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officeooo:paragraph-rsid="000d896d"/>
    </style:style>
    <style:style style:name="P8" style:family="paragraph" style:parent-style-name="Standard">
      <style:paragraph-properties style:text-autospace="none"/>
      <style:text-properties officeooo:paragraph-rsid="0012680a"/>
    </style:style>
    <style:style style:name="P9" style:family="paragraph" style:parent-style-name="Standard">
      <style:paragraph-properties fo:text-align="justify" style:justify-single-word="false" style:text-autospace="none"/>
    </style:style>
    <style:style style:name="P10" style:family="paragraph" style:parent-style-name="Standard">
      <style:paragraph-properties fo:text-align="justify" style:justify-single-word="false" style:text-autospace="none"/>
      <style:text-properties officeooo:paragraph-rsid="000d896d"/>
    </style:style>
    <style:style style:name="P11" style:family="paragraph" style:parent-style-name="Standard">
      <style:paragraph-properties fo:text-align="justify" style:justify-single-word="false" style:text-autospace="none"/>
      <style:text-properties fo:color="#0000ff" style:font-name="ArialMT" fo:language="en" fo:country="GB" style:language-asian="de" style:country-asian="DE" style:font-name-complex="ArialMT" style:font-size-complex="11pt"/>
    </style:style>
    <style:style style:name="P12" style:family="paragraph" style:parent-style-name="Standard">
      <style:paragraph-properties fo:text-align="justify" style:justify-single-word="false" style:text-autospace="none"/>
      <style:text-properties style:font-name="ArialMT" fo:language="en" fo:country="GB" style:language-asian="de" style:country-asian="DE" style:font-name-complex="ArialMT" style:font-size-complex="11pt"/>
    </style:style>
    <style:style style:name="P13" style:family="paragraph" style:parent-style-name="Standard">
      <style:paragraph-properties style:text-autospace="none"/>
      <style:text-properties style:font-name="ArialMT" fo:language="en" fo:country="GB" style:language-asian="de" style:country-asian="DE" style:font-name-complex="ArialMT" style:font-size-complex="11pt"/>
    </style:style>
    <style:style style:name="P14" style:family="paragraph" style:parent-style-name="Standard">
      <style:paragraph-properties style:text-autospace="none"/>
      <style:text-properties style:font-name="ArialMT" fo:language="en" fo:country="GB" style:font-name-asian="ArialMT" style:language-asian="de" style:country-asian="DE" style:font-name-complex="ArialMT" style:font-size-complex="11pt"/>
    </style:style>
    <style:style style:name="P15" style:family="paragraph" style:parent-style-name="Standard">
      <style:paragraph-properties style:text-autospace="none"/>
      <style:text-properties style:font-name="ArialMT" fo:language="en" fo:country="GB" fo:font-weight="bold" style:language-asian="de" style:country-asian="DE" style:font-weight-asian="bold" style:font-name-complex="ArialMT" style:font-size-complex="11pt"/>
    </style:style>
    <style:style style:name="P16" style:family="paragraph" style:parent-style-name="Standard">
      <style:text-properties fo:color="#ff0000" style:font-name="ArialMT" fo:language="en" fo:country="GB" style:language-asian="de" style:country-asian="DE" style:font-name-complex="ArialMT" style:font-size-complex="11pt"/>
    </style:style>
    <style:style style:name="P17" style:family="paragraph" style:parent-style-name="Standard">
      <style:paragraph-properties fo:text-align="justify" style:justify-single-word="false" style:text-autospace="none"/>
      <style:text-properties fo:color="#ff0000" style:font-name="ArialMT" fo:language="en" fo:country="GB" style:language-asian="de" style:country-asian="DE" style:font-name-complex="ArialMT" style:font-size-complex="11pt"/>
    </style:style>
    <style:style style:name="P18" style:family="paragraph" style:parent-style-name="Standard">
      <style:paragraph-properties style:text-autospace="none"/>
      <style:text-properties fo:color="#ff0000" style:font-name="ArialMT" fo:language="en" fo:country="GB" style:language-asian="de" style:country-asian="DE" style:font-name-complex="ArialMT" style:font-size-complex="11pt"/>
    </style:style>
    <style:style style:name="P19" style:family="paragraph" style:parent-style-name="Standard">
      <style:paragraph-properties style:text-autospace="none"/>
      <style:text-properties fo:color="#ff0000" style:font-name="ArialMT" fo:language="en" fo:country="GB" officeooo:rsid="000d896d" officeooo:paragraph-rsid="000d896d" style:language-asian="de" style:country-asian="DE" style:font-name-complex="ArialMT" style:font-size-complex="11pt"/>
    </style:style>
    <style:style style:name="P20" style:family="paragraph" style:parent-style-name="Standard">
      <style:paragraph-properties style:text-autospace="none"/>
      <style:text-properties fo:color="#ff0000" style:font-name="ArialMT" fo:language="en" fo:country="GB" fo:font-style="italic" style:language-asian="de" style:country-asian="DE" style:font-style-asian="italic" style:font-name-complex="ArialMT" style:font-size-complex="11pt"/>
    </style:style>
    <style:style style:name="P21" style:family="paragraph" style:parent-style-name="Standard">
      <style:paragraph-properties fo:text-align="justify" style:justify-single-word="false" style:text-autospace="none"/>
      <style:text-properties fo:color="#ff0000" style:font-name="ArialMT" fo:language="en" fo:country="GB" fo:font-style="italic" officeooo:rsid="000f382b" officeooo:paragraph-rsid="000f382b" style:language-asian="de" style:country-asian="DE" style:font-style-asian="italic" style:font-name-complex="ArialMT" style:font-size-complex="11pt" style:font-style-complex="italic"/>
    </style:style>
    <style:style style:name="P22" style:family="paragraph" style:parent-style-name="Standard">
      <style:paragraph-properties style:text-autospace="none"/>
      <style:text-properties fo:color="#ff0000" style:font-name="ArialMT" fo:language="en" fo:country="GB" fo:font-style="italic" officeooo:rsid="000d896d" officeooo:paragraph-rsid="000d896d" style:language-asian="de" style:country-asian="DE" style:font-style-asian="italic" style:font-name-complex="ArialMT" style:font-size-complex="11pt" style:font-style-complex="italic"/>
    </style:style>
    <style:style style:name="P23" style:family="paragraph" style:parent-style-name="Standard">
      <style:paragraph-properties style:text-autospace="none"/>
      <style:text-properties fo:color="#ff0000" style:font-name="ArialMT" fo:language="en" fo:country="GB" style:font-name-asian="ArialMT" style:language-asian="de" style:country-asian="DE" style:font-name-complex="ArialMT" style:font-size-complex="11pt"/>
    </style:style>
    <style:style style:name="P24" style:family="paragraph" style:parent-style-name="Standard">
      <style:paragraph-properties style:text-autospace="none"/>
      <style:text-properties fo:color="#ff0000" style:font-name="ArialMT" fo:language="en" fo:country="GB" fo:font-weight="bold" style:language-asian="de" style:country-asian="DE" style:font-weight-asian="bold" style:font-name-complex="ArialMT" style:font-size-complex="11pt" style:font-weight-complex="bold"/>
    </style:style>
    <style:style style:name="P25" style:family="paragraph" style:parent-style-name="Standard">
      <style:paragraph-properties style:text-autospace="none"/>
      <style:text-properties fo:color="#ff0000" style:font-name="ArialMT" style:font-name-complex="ArialMT" style:font-size-complex="11pt"/>
    </style:style>
    <style:style style:name="P26" style:family="paragraph" style:parent-style-name="Standard">
      <style:paragraph-properties style:text-autospace="none"/>
      <style:text-properties fo:color="#ff0000" style:font-name="Arial-BoldMT" fo:language="en" fo:country="GB" fo:font-weight="bold" style:language-asian="de" style:country-asian="DE" style:font-weight-asian="bold" style:font-name-complex="Arial-BoldMT" style:font-size-complex="11pt" style:font-weight-complex="bold"/>
    </style:style>
    <style:style style:name="P27" style:family="paragraph" style:parent-style-name="Standard">
      <style:paragraph-properties style:text-autospace="none"/>
      <style:text-properties fo:color="#ff0000" fo:font-weight="bold" style:font-weight-asian="bold"/>
    </style:style>
    <style:style style:name="P28" style:family="paragraph" style:parent-style-name="Standard">
      <style:paragraph-properties style:text-autospace="none"/>
      <style:text-properties style:font-name="Arial-BoldMT" fo:language="en" fo:country="GB" fo:font-weight="bold" style:language-asian="de" style:country-asian="DE" style:font-weight-asian="bold" style:font-name-complex="Arial-BoldMT" style:font-size-complex="11pt" style:font-weight-complex="bold"/>
    </style:style>
    <style:style style:name="P29" style:family="paragraph" style:parent-style-name="Standard">
      <style:paragraph-properties fo:text-align="justify" style:justify-single-word="false" style:text-autospace="none"/>
      <style:text-properties fo:font-style="italic" officeooo:paragraph-rsid="000f382b" style:font-style-asian="italic" style:font-style-complex="italic"/>
    </style:style>
    <style:style style:name="P30" style:family="paragraph" style:parent-style-name="Standard">
      <style:paragraph-properties fo:text-align="justify" style:justify-single-word="false" style:text-autospace="none"/>
      <style:text-properties fo:font-style="normal" officeooo:paragraph-rsid="000f382b" style:font-style-asian="normal" style:font-style-complex="normal"/>
    </style:style>
    <style:style style:name="P31" style:family="paragraph" style:parent-style-name="Standard">
      <style:paragraph-properties fo:margin-left="1.27cm" fo:margin-right="0cm" fo:margin-top="0cm" fo:margin-bottom="0.212cm" loext:contextual-spacing="false" fo:line-height="125%" fo:text-align="justify" style:justify-single-word="false" fo:text-indent="0cm" style:auto-text-indent="false"/>
    </style:style>
    <style:style style:name="P32" style:family="paragraph" style:parent-style-name="Standard">
      <style:paragraph-properties fo:margin-top="0.423cm" fo:margin-bottom="0cm" loext:contextual-spacing="false" style:line-height-at-least="0.423cm"/>
    </style:style>
    <style:style style:name="P33" style:family="paragraph" style:parent-style-name="Standard">
      <style:paragraph-properties fo:margin-top="0.423cm" fo:margin-bottom="0cm" loext:contextual-spacing="false" style:line-height-at-least="0.423cm"/>
      <style:text-properties fo:color="#ff0000"/>
    </style:style>
    <style:style style:name="P34" style:family="paragraph" style:parent-style-name="Standard">
      <style:paragraph-properties fo:margin-top="0.423cm" fo:margin-bottom="0cm" loext:contextual-spacing="false" style:line-height-at-least="0.423cm"/>
      <style:text-properties fo:color="#ff0000" style:font-name="ArialMT" fo:language="en" fo:country="GB" style:language-asian="de" style:country-asian="DE" style:font-name-complex="ArialMT" style:font-size-complex="11pt"/>
    </style:style>
    <style:style style:name="P35" style:family="paragraph" style:parent-style-name="Standard">
      <style:paragraph-properties fo:margin-top="0.423cm" fo:margin-bottom="0cm" loext:contextual-spacing="false" style:line-height-at-least="0.423cm" style:snap-to-layout-grid="false"/>
      <style:text-properties fo:color="#ff0000" style:font-name="ArialMT" fo:language="en" fo:country="GB" style:language-asian="de" style:country-asian="DE" style:font-name-complex="ArialMT" style:font-size-complex="11pt"/>
    </style:style>
    <style:style style:name="P36" style:family="paragraph" style:parent-style-name="Standard" style:list-style-name="" style:master-page-name="Standard">
      <style:paragraph-properties fo:margin-top="0cm" fo:margin-bottom="0.212cm" loext:contextual-spacing="false" fo:line-height="125%" fo:text-align="center" style:justify-single-word="false" style:page-number="auto">
        <style:tab-stops>
          <style:tab-stop style:position="5.08cm"/>
          <style:tab-stop style:position="8.001cm"/>
        </style:tab-stops>
      </style:paragraph-properties>
    </style:style>
    <style:style style:name="P37" style:family="paragraph" style:parent-style-name="Standard" style:list-style-name="WW8Num2">
      <style:paragraph-properties fo:margin-top="0cm" fo:margin-bottom="0.212cm" loext:contextual-spacing="false" fo:line-height="125%" fo:text-align="justify" style:justify-single-word="false"/>
    </style:style>
    <style:style style:name="P38" style:family="paragraph" style:parent-style-name="Standard" style:list-style-name="WW8Num2">
      <style:paragraph-properties fo:margin-top="0cm" fo:margin-bottom="0.212cm" loext:contextual-spacing="false" fo:line-height="125%" fo:text-align="justify" style:justify-single-word="false"/>
      <style:text-properties fo:color="#ff0000" style:font-name="Arial" fo:font-size="12pt" fo:font-weight="normal" officeooo:rsid="000faad7" officeooo:paragraph-rsid="000faad7" style:font-size-asian="12pt" style:font-weight-asian="normal" style:font-size-complex="12pt" style:font-weight-complex="normal"/>
    </style:style>
    <style:style style:name="P39" style:family="paragraph" style:parent-style-name="Standard" style:list-style-name="">
      <style:paragraph-properties style:text-autospace="none"/>
      <style:text-properties fo:color="#ff0000" style:font-name="ArialMT" fo:language="en" fo:country="GB" style:language-asian="de" style:country-asian="DE" style:font-name-complex="ArialMT" style:font-size-complex="11pt"/>
    </style:style>
    <style:style style:name="P40" style:family="paragraph" style:parent-style-name="Standard" style:list-style-name="">
      <style:paragraph-properties style:text-autospace="none"/>
      <style:text-properties fo:color="#ff0000" style:font-name="ArialMT" fo:language="en" fo:country="GB" officeooo:paragraph-rsid="0012680a" style:language-asian="de" style:country-asian="DE" style:font-name-complex="ArialMT" style:font-size-complex="11pt"/>
    </style:style>
    <style:style style:name="P41" style:family="paragraph" style:parent-style-name="Standard" style:list-style-name="">
      <style:paragraph-properties style:text-autospace="none"/>
      <style:text-properties style:font-name="Arial-BoldMT" fo:language="en" fo:country="GB" fo:font-weight="bold" style:language-asian="de" style:country-asian="DE" style:font-weight-asian="bold" style:font-name-complex="Arial-BoldMT" style:font-size-complex="11pt" style:font-weight-complex="bold"/>
    </style:style>
    <style:style style:name="P42" style:family="paragraph" style:parent-style-name="Standard" style:list-style-name="">
      <style:paragraph-properties style:text-autospace="none"/>
    </style:style>
    <style:style style:name="P43" style:family="paragraph" style:parent-style-name="Standard" style:list-style-name="">
      <style:text-properties fo:language="en" fo:country="GB"/>
    </style:style>
    <style:style style:name="P44" style:family="paragraph" style:parent-style-name="Standard">
      <style:paragraph-properties fo:text-align="justify" style:justify-single-word="false" style:text-autospace="none"/>
      <style:text-properties officeooo:paragraph-rsid="0015a0e0"/>
    </style:style>
    <style:style style:name="P45" style:family="paragraph" style:parent-style-name="Standard" style:list-style-name="">
      <style:paragraph-properties fo:break-before="page" style:text-autospace="none"/>
      <style:text-properties style:font-name="Arial-BoldMT" fo:font-size="16pt" fo:language="en" fo:country="GB" fo:font-weight="bold" style:font-size-asian="16pt" style:language-asian="de" style:country-asian="DE" style:font-weight-asian="bold" style:font-name-complex="Arial-BoldMT" style:font-size-complex="16pt" style:font-weight-complex="bold"/>
    </style:style>
    <style:style style:name="P46" style:family="paragraph" style:parent-style-name="Standard" style:list-style-name="WW8Num1">
      <style:paragraph-properties fo:margin-top="0.423cm" fo:margin-bottom="0cm" loext:contextual-spacing="false" style:line-height-at-least="0.423cm">
        <style:tab-stops>
          <style:tab-stop style:position="1.27cm"/>
        </style:tab-stops>
      </style:paragraph-properties>
    </style:style>
    <style:style style:name="P47" style:family="paragraph" style:parent-style-name="Standard" style:list-style-name="">
      <style:paragraph-properties fo:margin-top="0.423cm" fo:margin-bottom="0cm" loext:contextual-spacing="false" style:line-height-at-least="0.423cm"/>
      <style:text-properties fo:color="#ff0000"/>
    </style:style>
    <style:style style:name="T1" style:family="text">
      <style:text-properties style:font-name-complex="Arial" style:font-size-complex="11pt"/>
    </style:style>
    <style:style style:name="T2" style:family="text">
      <style:text-properties fo:color="#ff0000"/>
    </style:style>
    <style:style style:name="T3" style:family="text">
      <style:text-properties fo:color="#ff0000" style:text-underline-style="solid" style:text-underline-width="auto" style:text-underline-color="font-color" fo:font-weight="bold" style:font-weight-asian="bold" style:font-name-complex="Arial" style:font-size-complex="11pt"/>
    </style:style>
    <style:style style:name="T4" style:family="text">
      <style:text-properties fo:color="#ff0000" style:text-underline-style="solid" style:text-underline-width="auto" style:text-underline-color="font-color" fo:font-weight="bold" officeooo:rsid="0013333e" style:font-weight-asian="bold" style:font-name-complex="Arial" style:font-size-complex="11pt"/>
    </style:style>
    <style:style style:name="T5" style:family="text">
      <style:text-properties fo:color="#ff0000" fo:font-size="12pt" fo:language="en" fo:country="GB" style:font-size-asian="12pt"/>
    </style:style>
    <style:style style:name="T6" style:family="text">
      <style:text-properties fo:color="#ff0000" fo:font-size="12pt" fo:language="en" fo:country="GB" style:font-size-asian="12pt" style:font-name-complex="Arial"/>
    </style:style>
    <style:style style:name="T7" style:family="text">
      <style:text-properties fo:color="#ff0000" fo:font-size="12pt" fo:language="en" fo:country="GB" officeooo:rsid="000d896d" style:font-size-asian="12pt"/>
    </style:style>
    <style:style style:name="T8" style:family="text">
      <style:text-properties fo:color="#ff0000" fo:font-size="12pt" fo:language="en" fo:country="GB" officeooo:rsid="00105a7f" style:font-size-asian="12pt"/>
    </style:style>
    <style:style style:name="T9" style:family="text">
      <style:text-properties fo:color="#ff0000" fo:font-size="12pt" fo:language="en" fo:country="GB" officeooo:rsid="0011bd6e" style:font-size-asian="12pt"/>
    </style:style>
    <style:style style:name="T10" style:family="text">
      <style:text-properties fo:color="#ff0000" fo:font-size="12pt" fo:language="en" fo:country="GB" officeooo:rsid="0012680a" style:font-size-asian="12pt"/>
    </style:style>
    <style:style style:name="T11" style:family="text">
      <style:text-properties fo:color="#ff0000" fo:font-size="12pt" fo:language="en" fo:country="GB" officeooo:rsid="0013333e" style:font-size-asian="12pt"/>
    </style:style>
    <style:style style:name="T12" style:family="text">
      <style:text-properties fo:color="#ff0000" fo:font-size="12pt" fo:language="en" fo:country="GB" style:text-underline-style="solid" style:text-underline-width="auto" style:text-underline-color="font-color" fo:font-weight="normal" style:font-size-asian="12pt" style:font-weight-asian="normal" style:font-weight-complex="normal"/>
    </style:style>
    <style:style style:name="T13" style:family="text">
      <style:text-properties fo:color="#ff0000" fo:font-size="12pt" fo:language="en" fo:country="GB" fo:font-weight="normal" style:font-size-asian="12pt" style:font-weight-asian="normal" style:font-weight-complex="normal"/>
    </style:style>
    <style:style style:name="T14" style:family="text">
      <style:text-properties fo:color="#ff0000" style:font-name="ArialMT" fo:language="en" fo:country="GB" style:language-asian="de" style:country-asian="DE" style:font-name-complex="ArialMT" style:font-size-complex="11pt"/>
    </style:style>
    <style:style style:name="T15" style:family="text">
      <style:text-properties fo:color="#ff0000" style:font-name="ArialMT" fo:language="en" fo:country="GB" officeooo:rsid="000d896d" style:language-asian="de" style:country-asian="DE" style:font-name-complex="ArialMT" style:font-size-complex="11pt"/>
    </style:style>
    <style:style style:name="T16" style:family="text">
      <style:text-properties fo:color="#ff0000" style:font-name="ArialMT" fo:language="en" fo:country="GB" officeooo:rsid="000f382b" style:language-asian="de" style:country-asian="DE" style:font-name-complex="ArialMT" style:font-size-complex="11pt"/>
    </style:style>
    <style:style style:name="T17" style:family="text">
      <style:text-properties fo:color="#ff0000" style:font-name="ArialMT" fo:language="en" fo:country="GB" officeooo:rsid="0012680a" style:language-asian="de" style:country-asian="DE" style:font-name-complex="ArialMT" style:font-size-complex="11pt"/>
    </style:style>
    <style:style style:name="T18" style:family="text">
      <style:text-properties fo:color="#ff0000" style:font-name="ArialMT" fo:language="en" fo:country="GB" fo:font-style="italic" style:language-asian="de" style:country-asian="DE" style:font-style-asian="italic" style:font-name-complex="ArialMT" style:font-size-complex="11pt"/>
    </style:style>
    <style:style style:name="T19" style:family="text">
      <style:text-properties fo:color="#ff0000" style:font-name="ArialMT" fo:language="en" fo:country="GB" fo:font-style="italic" officeooo:rsid="000d896d" style:language-asian="de" style:country-asian="DE" style:font-style-asian="italic" style:font-name-complex="ArialMT" style:font-size-complex="11pt"/>
    </style:style>
    <style:style style:name="T20" style:family="text">
      <style:text-properties fo:color="#ff0000" style:font-name="ArialMT" fo:language="en" fo:country="GB" style:font-name-complex="ArialMT" style:font-size-complex="11pt"/>
    </style:style>
    <style:style style:name="T21" style:family="text">
      <style:text-properties fo:color="#ff0000" style:font-name="ArialMT" style:font-name-complex="ArialMT" style:font-size-complex="11pt"/>
    </style:style>
    <style:style style:name="T22" style:family="text">
      <style:text-properties fo:color="#ff0000" style:font-name="ArialMT" fo:font-size="11pt" fo:language="en" fo:country="GB" style:language-asian="de" style:country-asian="DE" style:font-name-complex="ArialMT" style:font-size-complex="11pt"/>
    </style:style>
    <style:style style:name="T23" style:family="text">
      <style:text-properties fo:color="#ff0000" style:font-name="ArialMT" fo:font-size="11pt" fo:language="en" fo:country="GB" officeooo:rsid="0012680a" style:language-asian="de" style:country-asian="DE" style:font-name-complex="ArialMT" style:font-size-complex="11pt"/>
    </style:style>
    <style:style style:name="T24" style:family="text">
      <style:text-properties fo:color="#ff0000" style:font-style-complex="italic" style:font-weight-complex="bold"/>
    </style:style>
    <style:style style:name="T25" style:family="text">
      <style:text-properties fo:color="#ff0000" style:font-name="Arial-BoldMT" fo:language="en" fo:country="GB" fo:font-weight="bold" style:language-asian="de" style:country-asian="DE" style:font-weight-asian="bold" style:font-name-complex="Arial-BoldMT" style:font-size-complex="11pt" style:font-weight-complex="bold"/>
    </style:style>
    <style:style style:name="T26" style:family="text">
      <style:text-properties fo:color="#ff0000" style:font-name="Arial-BoldMT" fo:language="en" fo:country="GB" style:text-underline-style="solid" style:text-underline-width="auto" style:text-underline-color="font-color" fo:font-weight="bold" style:language-asian="de" style:country-asian="DE" style:font-weight-asian="bold" style:font-name-complex="Arial-BoldMT" style:font-size-complex="11pt" style:font-weight-complex="bold"/>
    </style:style>
    <style:style style:name="T27" style:family="text">
      <style:text-properties fo:color="#ff0000" style:font-name-asian="Arial"/>
    </style:style>
    <style:style style:name="T28" style:family="text">
      <style:text-properties fo:language="en" fo:country="GB" style:language-asian="de" style:country-asian="DE" style:font-name-complex="Arial-BoldMT"/>
    </style:style>
    <style:style style:name="T29" style:family="text">
      <style:text-properties fo:language="en" fo:country="GB" officeooo:rsid="0011bd6e" style:language-asian="de" style:country-asian="DE" style:font-name-complex="Arial-BoldMT"/>
    </style:style>
    <style:style style:name="T30" style:family="text">
      <style:text-properties fo:language="en" fo:country="GB" officeooo:rsid="0012680a" style:language-asian="de" style:country-asian="DE" style:font-name-complex="Arial-BoldMT"/>
    </style:style>
    <style:style style:name="T31" style:family="text">
      <style:text-properties fo:color="#0000ff" style:font-name-complex="Arial" style:font-size-complex="11pt"/>
    </style:style>
    <style:style style:name="T32" style:family="text">
      <style:text-properties style:font-name="ArialMT" fo:language="en" fo:country="GB" style:language-asian="de" style:country-asian="DE" style:font-name-complex="ArialMT" style:font-size-complex="11pt"/>
    </style:style>
    <style:style style:name="T33" style:family="text">
      <style:text-properties style:font-name="ArialMT" fo:language="en" fo:country="GB" officeooo:rsid="0012680a" style:language-asian="de" style:country-asian="DE" style:font-name-complex="ArialMT" style:font-size-complex="11pt"/>
    </style:style>
    <style:style style:name="T34" style:family="text">
      <style:text-properties officeooo:rsid="0011bd6e"/>
    </style:style>
    <style:style style:name="T35" style:family="text">
      <style:text-properties officeooo:rsid="0012680a"/>
    </style:style>
    <style:style style:name="T36" style:family="text">
      <style:text-properties style:font-name="ArialMT1" fo:font-size="11pt" fo:language="en" fo:country="GB" style:language-asian="de" style:country-asian="DE" style:font-name-complex="ArialMT" style:font-size-complex="11pt"/>
    </style:style>
    <style:style style:name="T37" style:family="text">
      <style:text-properties style:font-name="ArialMT1" fo:font-size="11pt" fo:language="en" fo:country="GB" officeooo:rsid="0015a0e0" style:language-asian="de" style:country-asian="DE" style:font-name-complex="ArialM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span text:style-name="T3">Product Documentation </text:span><text:span text:style-name="T4">blue print</text:span><text:span text:style-name="T3"> for Products containing Open Source Software Components</text:span></text:h>
      <text:p text:style-name="P4"/>
      <text:p text:style-name="P5"/>
      <table:table table:name="Tabelle1" table:style-name="Tabelle1">
        <table:table-column table:style-name="Tabelle1.A"/>
        <table:table-row table:style-name="Tabelle1.1">
          <table:table-cell table:style-name="Tabelle1.A1" office:value-type="string">
            <text:p text:style-name="P2"><text:span text:style-name="T8">This document is available under </text:span><text:bookmark text:name="deed"/><text:span text:style-name="T9">Creative Common CC0 1.0 Univer</text:span><text:span text:style-name="T11">sa</text:span><text:span text:style-name="T9">l (CC0 1.0) Public Domain Dedication</text:span></text:p>
            <text:p text:style-name="P2"><text:span text:style-name="T9"><text:s/></text:span><text:a xlink:type="simple" xlink:href="https://creativecommons.org/publicdomain/zero/1.0/legalcode" text:style-name="Internet_20_link" text:visited-style-name="Visited_20_Internet_20_Link">https://creativecommons.org/publicdomain/zero/1.0/legalcode</text:a></text:p>
            <text:p text:style-name="P1"/>
          </table:table-cell>
        </table:table-row>
        <table:table-row table:style-name="Tabelle1.1">
          <table:table-cell table:style-name="Tabelle1.A1" office:value-type="string">
            <text:p text:style-name="Textkörper_20_3">Important note for the use of this <text:span text:style-name="T34">blue print</text:span>:</text:p>
            <text:p text:style-name="P31"><text:span text:style-name="T5">This </text:span><text:span text:style-name="T9">blue print</text:span><text:span text:style-name="T5"> is designed to assist in drafting product documentation containing the necessary references to Open Source Software used in products. </text:span><text:span text:style-name="T10">Main areas of the text </text:span><text:span text:style-name="T9">w</text:span><text:span text:style-name="T10">ere</text:span><text:span text:style-name="T9"> written with the support of lawyers.</text:span></text:p>
          </table:table-cell>
        </table:table-row>
        <table:table-row table:style-name="Tabelle1.1">
          <table:table-cell table:style-name="Tabelle1.A1" office:value-type="string">
            <text:list xml:id="list3427868192655300012" text:style-name="WW8Num2">
              <text:list-header>
                <text:p text:style-name="P37"><text:span text:style-name="T5">All parts of the </text:span><text:span text:style-name="T9">red</text:span><text:span text:style-name="T7"> print</text:span><text:span text:style-name="T5"> that </text:span><text:span text:style-name="T13">must</text:span><text:span text:style-name="T5"> be adapted to the individual case are bracketed: "</text:span><text:span text:style-name="T6">[ ]"</text:span><text:span text:style-name="T5">. These parts can easily be found in </text:span><text:span text:style-name="T9">the</text:span><text:span text:style-name="T5"> document by using the "find" function in the "edit" menu, and then by searching for "[". Additionally, all instructions </text:span><text:span text:style-name="T7">and </text:span><text:span text:style-name="T9">explanations</text:span><text:span text:style-name="T5"> (generally written in cursive print) - </text:span><text:span text:style-name="T12">including this page </text:span><text:span text:style-name="T5">- and alternative clauses, if any, must be deleted.</text:span></text:p>
              </text:list-header>
            </text:list>
          </table:table-cell>
        </table:table-row>
        <table:table-row table:style-name="Tabelle1.1">
          <table:table-cell table:style-name="Tabelle1.A1" office:value-type="string">
            <text:list xml:id="list130416583629073" text:continue-numbering="true" text:style-name="WW8Num2">
              <text:list-header>
                <text:p text:style-name="P38">It makes sense to structure the parts “<text:span text:style-name="T28">Acknowledgements”, “Copyright Notices”, “Open Source Software Licenses” </text:span><text:span text:style-name="T29">according to the used packages. This of course will result in the fact that license texts, </text:span><text:span text:style-name="T30">copyright notices and acknowledgements</text:span><text:span text:style-name="T29"> may appear more than once (e.g. if you are using three Apache projects then you might end up with including the Apache Software License 3 times, </text:span><text:span text:style-name="T30">etc.</text:span><text:span text:style-name="T29">). So this approach may lead to redundancy on the other hand this structure make it easier to maintain the document if you exchange / update packages in future product versions. </text:span></text:p>
              </text:list-header>
            </text:list>
          </table:table-cell>
        </table:table-row>
      </table:table>
      <text:h text:style-name="P45" text:outline-level="1">Open Source Software used in the product </text:h>
      <text:p text:style-name="P44"><text:span text:style-name="T32">This product or device contains, among other things, </text:span><text:span text:style-name="T14">[embedded] </text:span><text:span text:style-name="T32">Open Source Software <text:s/>components developed by third parties and licensed under an Open Source Software license </text:span><text:span text:style-name="T33">(see https://opensource.org/)</text:span><text:span text:style-name="T32">. These </text:span><text:span text:style-name="T14">[embedded]</text:span><text:span text:style-name="T32"> Open Source Software components are protected by copyright. Your rights to use these Open Source Software components are governed by the applicable Open Source Software license conditions. You must comply with these license conditions in order to be entitled to use the Open Source Software as foreseen in the relevant license. The applicable Open Source Software license conditions take precedence over the </text:span><text:span text:style-name="T14">[</text:span><text:span text:style-name="T17">YOUR_COMPANY_NAME</text:span><text:span text:style-name="T14">]</text:span><text:span text:style-name="T32"> license conditions with respect to the Open Source Software components contained in this product/device. </text:span></text:p>
      <text:p text:style-name="P44"><text:span text:style-name="T36">You are permitted to modify proprietary components originating from </text:span><text:span text:style-name="T22">[</text:span><text:span text:style-name="T23">YOUR_COMPANY_NAME</text:span><text:span text:style-name="T22">]</text:span><text:span text:style-name="T36"> and to engage in reverse engineering for purposes of debugging such modifications, to the extent such components are linked to libraries licensed under the GNU Lesser General Public License. You are not permitted to distribute information resulting from such reverse engineering or to distribute the modified proprietary components. Your rights to modify proprietary components originating from parties other than </text:span><text:span text:style-name="T22">[</text:span><text:span text:style-name="T23">YOUR_COMPANY_NAME</text:span><text:span text:style-name="T22">]</text:span><text:span text:style-name="T36"> are governed by the respective third party´s license conditions.</text:span></text:p>
      <text:p text:style-name="P44"><text:span text:style-name="T36"/></text:p>
      <text:p text:style-name="P44"><text:span text:style-name="T32">The Open Source Software is provided royalty-free </text:span><text:span text:style-name="T1">(i.e., no fees are charged for exercising the licensed rights, whereas fees may be charged for reimbursement of costs incurred by </text:span><text:span text:style-name="T14">[</text:span><text:span text:style-name="T17">YOUR_COMPANY_NAME</text:span><text:span text:style-name="T14">]</text:span><text:span text:style-name="T31">.</text:span></text:p>
      <text:p text:style-name="P11"/>
      <text:p text:style-name="P12">A list of the Open Source Software components contained in this product/device and the applicable Open Source Software licenses are:</text:p>
      <text:p text:style-name="P12"/>
      <text:p text:style-name="P9"><text:span text:style-name="T18">Choose applicable option and delete non-applicable options</text:span><text:span text:style-name="T32">: </text:span></text:p>
      <text:p text:style-name="P17"/>
      <text:p text:style-name="P17">(i)indicated in this document </text:p>
      <text:p text:style-name="P17"/>
      <text:p text:style-name="P17">(ii)available via the GUI Help menu,</text:p>
      <text:p text:style-name="P17"/>
      <text:p text:style-name="P9"><text:span text:style-name="T14">(iii) located in the user documentation;</text:span><text:span text:style-name="T32">. </text:span></text:p>
      <text:p text:style-name="P12"/>
      <text:p text:style-name="P10"><text:span text:style-name="T14">[</text:span><text:span text:style-name="T15">Optional section:</text:span></text:p>
      <text:p text:style-name="P29"><text:span text:style-name="T15">Please note that only linking to internet sites where the text of the licenses is available is not compliant with many OSS licenses </text:span><text:span text:style-name="T16">(e.g. GPL-2.0, LGPL-2.1, etc.). Most of the licenses require that the text of the license is delivered together with the software.</text:span></text:p>
      <text:p text:style-name="P21"/>
      <text:p text:style-name="P30"><text:span text:style-name="T14">In addition, the license conditions can be found at the following internet websites</text:span><text:span text:style-name="T32">:</text:span></text:p>
      <text:p text:style-name="P12"/>
      <text:p text:style-name="P18">URLs to the license texts of the Open Source Software components used in the product]</text:p>
      <text:p text:style-name="P14"><text:s/></text:p>
      <text:p text:style-name="P6"><text:span text:style-name="T14">[</text:span><text:span text:style-name="T18">The following paragraph is only necessary if licenses used require the disclosure of the Open Source Software´s source code, e.g. GPL, LGPL, MPL, <text:s/>etc</text:span><text:span text:style-name="T14">.]</text:span></text:p>
      <text:p text:style-name="P18"/>
      <text:p text:style-name="P22">Please note that only providing a link to download the sources is not enough if you have a product that contains GPL-2.0 and/or LGPL-2.1licensed software in binary format and you are not providing the sources together with the binaries.</text:p>
      <text:p text:style-name="P19"/>
      <text:p text:style-name="P7"><text:span text:style-name="T14">If programs contained in this product are licensed under GNU General Public License (GPL), GNU Lesser General Public License (LGPL), </text:span><text:span text:style-name="T24">Mozilla Public License (MPL) or any other Open Source Software license which requires that source code be made available, </text:span><text:span text:style-name="T14">and this software is not already delivered in source code form together with the </text:span><text:span text:style-name="T15">product</text:span><text:span text:style-name="T14">, you can download the source code and the copyright notices of the relevant software from the internet at</text:span><text:span text:style-name="T32">:</text:span></text:p>
      <text:p text:style-name="P13"/>
      <text:p text:style-name="P18"><text:soft-page-break/>[URL to the download site of the Open Source Software components used in the product.] </text:p>
      <text:p text:style-name="P20"/>
      <text:p text:style-name="P6"><text:span text:style-name="T18">Note that the right to </text:span><text:span text:style-name="T19">receive the source code (e.g. to be able to </text:span><text:span text:style-name="T18">download</text:span><text:span text:style-name="T19">)</text:span><text:span text:style-name="T18"> may extend beyond the period of time in which the product is sold so that the source code website should be independent of the product website</text:span><text:span text:style-name="T14">. </text:span></text:p>
      <text:p text:style-name="P18"/>
      <text:p text:style-name="P8"><text:span text:style-name="T16">[</text:span><text:span text:style-name="T14">Additionally,</text:span><text:span text:style-name="T16">] </text:span><text:span text:style-name="T32">you can request the corresponding source code from </text:span><text:span text:style-name="T14">[ </text:span><text:span text:style-name="T17">YOUR_COMPANY_NAME</text:span><text:span text:style-name="T14"> by paying a fee [insert the amount to be paid] for creating and sending the copy to you. </text:span><text:span text:style-name="T16">]</text:span></text:p>
      <text:p text:style-name="P13"/>
      <text:p text:style-name="P6"><text:span text:style-name="T32">To obtain a copy of the source code related to the Open Source Software components used in this product you can send your request in writing by email to </text:span><text:span text:style-name="T14">[support.oss@[company email account]] or by mail to:</text:span></text:p>
      <text:h text:style-name="P40" text:outline-level="1"><text:tab/>[ <text:span text:style-name="T35">YOUR_COMPANY_NAME </text:span></text:h>
      <text:h text:style-name="P40" text:outline-level="1"><text:tab/>Name of Department</text:h>
      <text:h text:style-name="P39" text:outline-level="1"><text:tab/>Street Address</text:h>
      <text:h text:style-name="P39" text:outline-level="1"><text:tab/>City, State, Postal Code</text:h>
      <text:h text:style-name="P39" text:outline-level="1"><text:tab/>Country</text:h>
      <text:h text:style-name="P39" text:outline-level="1"><text:tab/>Keyword: Open Source Request</text:h>
      <text:p text:style-name="P23"><text:s/></text:p>
      <text:p text:style-name="P28">Warranty regarding further use of the Open Source Software:</text:p>
      <text:p text:style-name="P8"><text:span text:style-name="T14">[</text:span><text:span text:style-name="T17">YOUR_COMPANY_NAME</text:span><text:span text:style-name="T14">]</text:span><text:span text:style-name="T32"> provides no warranty for the Open Source Software components contained in this product/device, if such components are used in any manner other than the program execution intended by </text:span><text:span text:style-name="T14">[</text:span><text:span text:style-name="T17">YOUR_COMPANY_NAME</text:span><text:span text:style-name="T14">]</text:span><text:span text:style-name="T32">. The licenses listed below define the warranty, if any, from the authors or licensors of the Open Source Software. </text:span><text:span text:style-name="T14">[</text:span><text:span text:style-name="T17">YOUR_COMPANY_NAME</text:span><text:span text:style-name="T14">]</text:span><text:span text:style-name="T32"> specifically disclaims any warranties for defects caused by altering any Open Source Software components or the product’s configuration. You have no warranty claims against </text:span><text:span text:style-name="T14">[</text:span><text:span text:style-name="T17">YOUR_COMPANY_NAME</text:span><text:span text:style-name="T14">]</text:span><text:span text:style-name="T32"> in the event that the Open Source Software components contained in this product/device infringe the intellectual property rights of a third party. </text:span></text:p>
      <text:p text:style-name="P13">Technical support, if any, will only be provided for unmodified software.</text:p>
      <text:p text:style-name="P13"/>
      <text:h text:style-name="P41" text:outline-level="1">Open Source Software Contained in this Product/Device:</text:h>
      <text:p text:style-name="P28"/>
      <table:table table:name="Tabelle2" table:style-name="Tabelle2">
        <table:table-column table:style-name="Tabelle2.A"/>
        <table:table-column table:style-name="Tabelle2.B"/>
        <table:table-row table:style-name="Tabelle2.1">
          <table:table-cell table:style-name="Tabelle2.A1" office:value-type="string">
            <text:p text:style-name="P15">Open Source Software Component </text:p>
          </table:table-cell>
          <table:table-cell table:style-name="Tabelle2.B1" office:value-type="string">
            <text:p text:style-name="P15">License</text:p>
          </table:table-cell>
        </table:table-row>
        <table:table-row table:style-name="Tabelle2.1">
          <table:table-cell table:style-name="Tabelle2.A1" office:value-type="string">
            <text:p text:style-name="P18">[name of the Open Source Software Component]</text:p>
          </table:table-cell>
          <table:table-cell table:style-name="Tabelle2.B1" office:value-type="string">
            <text:p text:style-name="P18">[License of the Open Source Software Component]</text:p>
          </table:table-cell>
        </table:table-row>
        <table:table-row table:style-name="Tabelle2.1">
          <table:table-cell table:style-name="Tabelle2.A1" office:value-type="string">
            <text:p text:style-name="P18">[name of the Open Source Software Component#2 ]</text:p>
          </table:table-cell>
          <table:table-cell table:style-name="Tabelle2.B1" office:value-type="string">
            <text:p text:style-name="P18">[License of the Open Source Software Component#2]</text:p>
          </table:table-cell>
        </table:table-row>
        <table:table-row table:style-name="Tabelle2.1">
          <table:table-cell table:style-name="Tabelle2.A1" office:value-type="string">
            <text:p text:style-name="P23">…</text:p>
          </table:table-cell>
          <table:table-cell table:style-name="Tabelle2.B1" office:value-type="string">
            <text:p text:style-name="P23">…</text:p>
          </table:table-cell>
        </table:table-row>
        <table:table-row table:style-name="Tabelle2.1">
          <table:table-cell table:style-name="Tabelle2.A1" office:value-type="string">
            <text:p text:style-name="P18">[name of the Open Source Software Component#n ]</text:p>
          </table:table-cell>
          <table:table-cell table:style-name="Tabelle2.B1" office:value-type="string">
            <text:p text:style-name="P18">[License of the Open Source Software Component#n]</text:p>
          </table:table-cell>
        </table:table-row>
      </table:table>
      <text:p text:style-name="P13"/>
      <text:p text:style-name="P26">[Acknowledgements:]</text:p>
      <text:p text:style-name="P6"><text:span text:style-name="T25">[If the licenses used require acknowledgements, these should be inserted here, as indicated in the </text:span><text:span text:style-name="T26">examples</text:span><text:span text:style-name="T25"> below: </text:span></text:p>
      <text:p text:style-name="P24"/>
      <text:h text:style-name="P42" text:outline-level="1"><text:span text:style-name="T20">(1) </text:span><text:span text:style-name="T21">OpenSSL:</text:span></text:h>
      <text:list xml:id="list3289224638175312831" text:style-name="WW8Num1">
        <text:list-item>
          <text:p text:style-name="P46"><text:span text:style-name="T27">“</text:span><text:span text:style-name="T2">This product includes software developed by the OpenSSL Project for use in the OpenSSL Toolkit. (</text:span><text:a xlink:type="simple" xlink:href="http://www.openssl.org/" text:style-name="Internet_20_link" text:visited-style-name="Visited_20_Internet_20_Link"><text:span text:style-name="Internet_20_link"><text:span text:style-name="T2">http://www.openssl.org/</text:span></text:span></text:a><text:span text:style-name="T2">)"</text:span></text:p>
        </text:list-item>
      </text:list>
      <text:h text:style-name="P47" text:outline-level="1">(2) <text:s/>Cryptsoft</text:h>
      <text:p text:style-name="P32"><text:span text:style-name="T27"><text:s/>“</text:span><text:span text:style-name="T2">This product includes cryptographic software written by Eric Young (</text:span><text:a xlink:type="simple" xlink:href="mailto:eay@cryptsoft.com)" text:style-name="Internet_20_link" text:visited-style-name="Visited_20_Internet_20_Link"><text:span text:style-name="Internet_20_link">eay@cryptsoft.com)</text:span></text:a><text:span text:style-name="T2">"]</text:span></text:p>
      <text:p text:style-name="P33"><text:soft-page-break/></text:p>
      <text:p text:style-name="P26">[Copyright Notices:]</text:p>
      <text:p text:style-name="P6"><text:span text:style-name="T25">[If the licenses used require printing the copyright notices, these should be inserted here, as indicated in the </text:span><text:span text:style-name="T26">examples</text:span><text:span text:style-name="T25"> below: </text:span></text:p>
      <text:p text:style-name="P24"/>
      <text:p text:style-name="P6"><text:span text:style-name="T14">[name of the Open Source Software Component]</text:span><text:span text:style-name="T21">:</text:span></text:p>
      <text:p text:style-name="P25"/>
      <table:table table:name="Tabelle3" table:style-name="Tabelle3">
        <table:table-column table:style-name="Tabelle3.A"/>
        <table:table-column table:style-name="Tabelle3.B"/>
        <table:table-row table:style-name="Tabelle3.1">
          <table:table-cell table:style-name="Tabelle3.A1" office:value-type="string">
            <text:p text:style-name="P34">Copyright holder</text:p>
          </table:table-cell>
          <table:table-cell table:style-name="Tabelle3.B1" office:value-type="string">
            <text:p text:style-name="P34">Files</text:p>
          </table:table-cell>
        </table:table-row>
        <table:table-row table:style-name="Tabelle3.1">
          <table:table-cell table:style-name="Tabelle3.A1" office:value-type="string">
            <text:p text:style-name="P35"/>
          </table:table-cell>
          <table:table-cell table:style-name="Tabelle3.B1" office:value-type="string">
            <text:p text:style-name="P35"/>
          </table:table-cell>
        </table:table-row>
      </table:table>
      <text:p text:style-name="P34"/>
      <text:p text:style-name="P6"><text:span text:style-name="T14">[name of the Open Source Software Component]</text:span><text:span text:style-name="T21">:</text:span></text:p>
      <text:p text:style-name="P25"/>
      <table:table table:name="Tabelle4" table:style-name="Tabelle4">
        <table:table-column table:style-name="Tabelle4.A"/>
        <table:table-column table:style-name="Tabelle4.B"/>
        <table:table-row table:style-name="Tabelle4.1">
          <table:table-cell table:style-name="Tabelle4.A1" office:value-type="string">
            <text:p text:style-name="P34">Copyright holder</text:p>
          </table:table-cell>
          <table:table-cell table:style-name="Tabelle4.B1" office:value-type="string">
            <text:p text:style-name="P34">Files</text:p>
          </table:table-cell>
        </table:table-row>
        <table:table-row table:style-name="Tabelle4.1">
          <table:table-cell table:style-name="Tabelle4.A1" office:value-type="string">
            <text:p text:style-name="P35"/>
          </table:table-cell>
          <table:table-cell table:style-name="Tabelle4.B1" office:value-type="string">
            <text:p text:style-name="P35"/>
          </table:table-cell>
        </table:table-row>
      </table:table>
      <text:p text:style-name="P33"/>
      <text:p text:style-name="P27">]</text:p>
      <text:p text:style-name="P13"/>
      <text:h text:style-name="P41" text:outline-level="1">Open Source Software Licenses</text:h>
      <text:p text:style-name="P18">[Please insert all license texts required to be delivered with the software, e.g. GPL, LGPL, Apache, Mozilla, BSD,….]</text:p>
      <text:p text:style-name="P16"/>
      <text:p text:style-name="P3"/>
      <text:h text:style-name="P4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ArialMT1" svg:font-family="ArialMT, sans-serif"/>
    <style:font-face style:name="Mangal1" svg:font-family="Mangal"/>
    <style:font-face style:name="Courier New" svg:font-family="'Courier New'" style:font-family-generic="modern"/>
    <style:font-face style:name="Arial-BoldMT" svg:font-family="Arial-BoldMT" style:font-family-generic="swiss"/>
    <style:font-face style:name="ArialMT" svg:font-family="ArialM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körper_20_3" style:display-name="Textkörper 3" style:family="paragraph" style:parent-style-name="Standard">
      <style:paragraph-properties fo:margin-top="0cm" fo:margin-bottom="0.212cm" loext:contextual-spacing="false" fo:line-height="125%" fo:text-align="justify" style:justify-single-word="false"/>
      <style:text-properties fo:color="#ff0000" fo:font-size="12pt" fo:language="en" fo:country="GB" fo:font-weight="bold" style:font-size-asian="12pt" style:font-weight-asian="bold" style:font-name-complex="Arial" style:font-family-complex="Arial" style:font-family-generic-complex="swiss" style:font-pitch-complex="variable"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okumentstruktur"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WW8Num1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fo:font-style="normal" fo:font-weight="normal" style:font-style-asian="normal" style:font-weight-asian="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emens Product Documentation template for products containing Open Source Software components]</dc:title>
    <meta:creation-date>2013-04-16T16:36:00</meta:creation-date>
    <dc:date>2016-03-30T13:04:14.212000000</dc:date>
    <meta:print-date>2012-10-22T16:11:00</meta:print-date>
    <meta:editing-cycles>9</meta:editing-cycles>
    <meta:editing-duration>PT31M3S</meta:editing-duration>
    <meta:generator>LibreOffice/4.4.2.2$Windows_x86 LibreOffice_project/c4c7d32d0d49397cad38d62472b0bc8acff48dd6</meta:generator>
    <meta:document-statistic meta:table-count="4" meta:image-count="0" meta:object-count="0" meta:page-count="4" meta:paragraph-count="66" meta:word-count="1126" meta:character-count="7444" meta:non-whitespace-character-count="6357"/>
    <meta:user-defined meta:name="ContentTypeId">0x010100394F16C2170DA24EA2B781EA7536F571</meta:user-defined>
    <meta:user-defined meta:name="PublishingExpirationDate"/>
    <meta:user-defined meta:name="PublishingStartDate"/>
    <meta:user-defined meta:name="TemplateUrl"/>
    <meta:user-defined meta:name="_SharedFileIndex" meta:value-type="string"/>
    <meta:user-defined meta:name="xd_ProgID" meta:value-type="string"/>
    <meta:user-defined meta:name="xd_Signature" meta:value-type="string"/>
  </office:meta>
</office:document-meta>
</file>